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ed3df" officeooo:paragraph-rsid="000ed3df"/>
    </style:style>
    <style:style style:name="P2" style:family="paragraph" style:parent-style-name="Standard">
      <style:text-properties fo:font-weight="bold" officeooo:rsid="000ed3df" officeooo:paragraph-rsid="000ed3df" style:font-weight-asian="bold" style:font-weight-complex="bold"/>
    </style:style>
    <style:style style:name="P3" style:family="paragraph" style:parent-style-name="Standard">
      <style:text-properties fo:font-weight="bold" officeooo:rsid="0010410b" officeooo:paragraph-rsid="0010410b" style:font-weight-asian="bold" style:font-weight-complex="bold"/>
    </style:style>
    <style:style style:name="P4" style:family="paragraph" style:parent-style-name="Standard">
      <style:text-properties fo:font-weight="normal" officeooo:rsid="0010410b" officeooo:paragraph-rsid="0010410b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utton Zuordnung</text:span><text:line-break/><text:line-break/>bt1_start<text:tab/><text:tab/><text:tab/>Hinzufuegen eines Startpunktes</text:p>
      <text:p text:style-name="P1"><text:line-break/>bt2_zwischen<text:tab/><text:tab/><text:tab/>Hinzufuegen einer Zwischenstation</text:p>
      <text:p text:style-name="P1"/>
      <text:p text:style-name="P1">bt3_ende<text:tab/><text:tab/><text:tab/>Hinzufuegen einer Endstation</text:p>
      <text:p text:style-name="P1"/>
      <text:p text:style-name="P1"><text:span text:style-name="T1">Kalenderpicker</text:span><text:line-break/><text:line-break/>dp_start<text:tab/><text:tab/><text:tab/>Startdatumspicker</text:p>
      <text:p text:style-name="P1"/>
      <text:p text:style-name="P1">dp2_zwischen_1<text:tab/><text:tab/>Zwischenstation Datum Ankunft<text:line-break/>dp3_zwischen_2<text:tab/><text:tab/>Zwischenstation Datum Abfahrt</text:p>
      <text:p text:style-name="P1"/>
      <text:p text:style-name="P1">dp4_ende<text:tab/><text:tab/><text:tab/>Endstation Datumspicker</text:p>
      <text:p text:style-name="P1"/>
      <text:p text:style-name="P1"><text:span text:style-name="T1">Textfelder</text:span><text:line-break/><text:line-break/>tf01_std_start<text:tab/><text:tab/><text:tab/>Textfeld für die Startstunde<text:line-break/>tf02_min_start<text:tab/><text:tab/><text:tab/>Textfeld für die Startminuten<text:line-break/>tf03_ort_start<text:tab/><text:tab/><text:tab/>Textfeld für den Startortnamen</text:p>
      <text:p text:style-name="P1"/>
      <text:p text:style-name="P1">tf04_std_zwischen_1<text:tab/><text:tab/>Textfeld Ankunft Stunden</text:p>
      <text:p text:style-name="P1">tf05_min_zwischen_1<text:tab/>Textfeld Ankunft Minuten<text:line-break/>tf06_std_zwischen_2<text:tab/><text:tab/>Textfeld Abfahrt Stunden</text:p>
      <text:p text:style-name="P1">tf07_min_zwischen_2<text:tab/>Textfeld Abfahrt Minuten</text:p>
      <text:p text:style-name="P1">tf08_einfuegen_ort<text:tab/><text:tab/>Textfeld Einfügen hinter<text:line-break/>tf09_ort_zwischen<text:tab/><text:tab/>Texfeld für Zwischenstation Name</text:p>
      <text:p text:style-name="P1"/>
      <text:p text:style-name="P1">tf10_std_ende<text:tab/><text:tab/><text:tab/>Textfeld Endstation Stunde</text:p>
      <text:p text:style-name="P1">tf11_min_ende<text:tab/><text:tab/>Textfeld Endstation Minuten</text:p>
      <text:p text:style-name="P1">tf12_ort_ende<text:tab/><text:tab/><text:tab/>Textfeld Endstation Ort</text:p>
      <text:p text:style-name="P1"/>
      <text:p text:style-name="P3">Label</text:p>
      <text:p text:style-name="P3"/>
      <text:p text:style-name="P4">l1_ueberschrift<text:tab/><text:tab/>Label für die Überschrift</text:p>
      <text:p text:style-name="P4">l2_netto_reise<text:tab/><text:tab/><text:tab/>Label Anzeigen Netto Reise</text:p>
      <text:p text:style-name="P4">l3_brutto_reise<text:tab/><text:tab/>Label Anzeige Brutto Reise</text:p>
      <text:p text:style-name="P1"/>
      <text:p text:style-name="P2">Pane Zuordnung</text:p>
      <text:p text:style-name="P2"/>
      <text:p text:style-name="P4">p1_gesamt<text:tab/><text:tab/><text:tab/>Wrapper der gesamten Pane</text:p>
      <text:p text:style-name="P4">p2_reise<text:tab/><text:tab/><text:tab/>Wrapper für die Pane Reise<text:line-break/>p3_start<text:tab/><text:tab/><text:tab/>Wrapper für den Startpunkt</text:p>
      <text:p text:style-name="P4">p4_zwischen<text:tab/><text:tab/><text:tab/>Wrapper für die Zwischenstationen<text:line-break/>p5_ende<text:tab/><text:tab/><text:tab/>Wrapper für die Endstations Eingabe</text:p>
      <text:p text:style-name="P4">p6_zeit<text:tab/><text:tab/><text:tab/><text:tab/>Wrapper für die berechnende Ze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1:14:13.723188815</meta:creation-date>
    <dc:date>2016-05-27T11:34:15.011785156</dc:date>
    <meta:editing-duration>PT4M51S</meta:editing-duration>
    <meta:editing-cycles>1</meta:editing-cycles>
    <meta:document-statistic meta:table-count="0" meta:image-count="0" meta:object-count="0" meta:page-count="1" meta:paragraph-count="23" meta:word-count="132" meta:character-count="1262" meta:non-whitespace-character-count="1105"/>
    <meta:generator>LibreOffice/5.0.6.3$Linux_X86_64 LibreOffice_project/00m0$Build-3</meta:generator>
  </office:meta>
</office:document-meta>
</file>